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ce3" style:family="table-cell" style:parent-style-name="Default" style:data-style-name="N127"/>
    <style:style style:name="ce4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_test" table:style-name="ta1">
        <table:shapes>
          <draw:frame draw:z-index="0" draw:style-name="gr1" draw:text-style-name="P1" svg:width="6.2988in" svg:height="3.5429in" svg:x="1.1236in" svg:y="5.6657in">
            <draw:object draw:notify-on-update-of-ranges="First_test.H26:First_test.H30 First_test.F26:First_test.F30 First_test.G26:First_test.G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1181in" svg:y="5.676in">
            <draw:object draw:notify-on-update-of-ranges="First_test.T26:First_test.T30 First_test.R26:First_test.R30 First_test.S26:First_test.S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12"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n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3]*[.B14]*(8/1000000)" office:value-type="float" office:value="8000.113032" calcext:value-type="float">
            <text:p>8,000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table:style-name="ce1" table:formula="of:=[.N13]*[.N14]*(8/1000000)" office:value-type="float" office:value="80000" calcext:value-type="float">
            <text:p>80,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 rows</text:p>
          </table:table-cell>
          <table:table-cell table:number-columns-repeated="8"/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 row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C17]*[.B15])/([.B17]+[.C17])" office:value-type="float" office:value="379.295604741697" calcext:value-type="float">
            <text:p>379.30</text:p>
          </table:table-cell>
          <table:table-cell table:style-name="ce4" table:formula="of:=([.D17]*1000000)/([.B14]*2*8)" office:value-type="float" office:value="749.643465084151" calcext:value-type="float">
            <text:p>7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O17]*[.N15])/([.N17]+[.O17])" office:value-type="float" office:value="3792.90245749815" calcext:value-type="float">
            <text:p>3792.90</text:p>
          </table:table-cell>
          <table:table-cell table:style-name="ce4" table:formula="of:=([.P17]*1000000)/([.N14]*2*8)" office:value-type="float" office:value="2370.56403593635" calcext:value-type="float">
            <text:p>23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C18]*[.B15])/([.B18]+[.C18])" office:value-type="float" office:value="755.90694449258" calcext:value-type="float">
            <text:p>755.91</text:p>
          </table:table-cell>
          <table:table-cell table:style-name="ce4" table:formula="of:=([.D18]*1000000)/([.B14]*2*8)" office:value-type="float" office:value="1493.98172313779" calcext:value-type="float">
            <text:p>149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O18]*[.N15])/([.N18]+[.O18])" office:value-type="float" office:value="7558.9626443426" calcext:value-type="float">
            <text:p>7558.96</text:p>
          </table:table-cell>
          <table:table-cell table:style-name="ce4" table:formula="of:=([.P18]*1000000)/([.N14]*2*8)" office:value-type="float" office:value="4724.35165271413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C19]*[.B15])/([.B19]+[.C19])" office:value-type="float" office:value="1171.42166360178" calcext:value-type="float">
            <text:p>1171.42</text:p>
          </table:table-cell>
          <table:table-cell table:style-name="ce4" table:formula="of:=([.D19]*1000000)/([.B14]*2*8)" office:value-type="float" office:value="2315.20899266708" calcext:value-type="float">
            <text:p>231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O19]*[.N15])/([.N19]+[.O19])" office:value-type="float" office:value="11714.0511281894" calcext:value-type="float">
            <text:p>11714.05</text:p>
          </table:table-cell>
          <table:table-cell table:style-name="ce4" table:formula="of:=([.P19]*1000000)/([.N14]*2*8)" office:value-type="float" office:value="7321.28195511835" calcext:value-type="float">
            <text:p>73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C20]*[.B15])/([.B20]+[.C20])" office:value-type="float" office:value="1581.58784122819" calcext:value-type="float">
            <text:p>1581.59</text:p>
          </table:table-cell>
          <table:table-cell table:style-name="ce4" table:formula="of:=([.D20]*1000000)/([.B14]*2*8)" office:value-type="float" office:value="3125.86535359586" calcext:value-type="float">
            <text:p>312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O20]*[.N15])/([.N20]+[.O20])" office:value-type="float" office:value="15815.6549528931" calcext:value-type="float">
            <text:p>15815.65</text:p>
          </table:table-cell>
          <table:table-cell table:style-name="ce4" table:formula="of:=([.P20]*1000000)/([.N14]*2*8)" office:value-type="float" office:value="9884.78434555817" calcext:value-type="float">
            <text:p>98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C21]*[.B15])/([.B21]+[.C21])" office:value-type="float" office:value="1931.31695069166" calcext:value-type="float">
            <text:p>1931.32</text:p>
          </table:table-cell>
          <table:table-cell table:style-name="ce4" table:formula="of:=([.D21]*1000000)/([.B14]*2*8)" office:value-type="float" office:value="3817.07331430379" calcext:value-type="float">
            <text:p>381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O21]*[.N15])/([.N21]+[.O21])" office:value-type="float" office:value="19312.896635" calcext:value-type="float">
            <text:p>19312.90</text:p>
          </table:table-cell>
          <table:table-cell table:style-name="ce4" table:formula="of:=([.P21]*1000000)/([.N14]*2*8)" office:value-type="float" office:value="12070.560396875" calcext:value-type="float">
            <text:p>1207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C22]*[.B15])/([.B22]+[.C22])" office:value-type="float" office:value="2401.1128694471" calcext:value-type="float">
            <text:p>2401.11</text:p>
          </table:table-cell>
          <table:table-cell table:style-name="ce4" table:formula="of:=([.D22]*1000000)/([.B14]*2*8)" office:value-type="float" office:value="4745.58246657319" calcext:value-type="float">
            <text:p>474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O22]*[.N15])/([.N22]+[.O22])" office:value-type="float" office:value="24010.789446027" calcext:value-type="float">
            <text:p>24010.79</text:p>
          </table:table-cell>
          <table:table-cell table:style-name="ce4" table:formula="of:=([.P22]*1000000)/([.N14]*2*8)" office:value-type="float" office:value="15006.7434037669" calcext:value-type="float">
            <text:p>1500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3"/>
          <table:table-cell table:style-name="ce4"/>
          <table:table-cell table:number-columns-repeated="8"/>
          <table:table-cell table:style-name="ce2"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271279" calcext:value-type="float">
            <text:p>0.2713</text:p>
          </table:table-cell>
          <table:table-cell table:style-name="ce3" office:value-type="float" office:value="0.342802" calcext:value-type="float">
            <text:p>0.3428</text:p>
          </table:table-cell>
          <table:table-cell table:style-name="ce3" office:value-type="float" office:value="0.343895" calcext:value-type="float">
            <text:p>0.3439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2371" calcext:value-type="float">
            <text:p>23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74226" calcext:value-type="float">
            <text:p>3.7423</text:p>
          </table:table-cell>
          <table:table-cell table:style-name="ce3" office:value-type="float" office:value="4.416618" calcext:value-type="float">
            <text:p>4.4166</text:p>
          </table:table-cell>
          <table:table-cell table:style-name="ce3" office:value-type="float" office:value="6.112385" calcext:value-type="float">
            <text:p>6.1124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1494" calcext:value-type="float">
            <text:p>149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60647" calcext:value-type="float">
            <text:p>0.2606</text:p>
          </table:table-cell>
          <table:table-cell table:style-name="ce3" office:value-type="float" office:value="0.342036" calcext:value-type="float">
            <text:p>0.3420</text:p>
          </table:table-cell>
          <table:table-cell table:style-name="ce3" office:value-type="float" office:value="0.3427" calcext:value-type="float">
            <text:p>0.3427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4724" calcext:value-type="float">
            <text:p>47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.006128" calcext:value-type="float">
            <text:p>4.0061</text:p>
          </table:table-cell>
          <table:table-cell table:style-name="ce3" office:value-type="float" office:value="5.079879" calcext:value-type="float">
            <text:p>5.0799</text:p>
          </table:table-cell>
          <table:table-cell table:style-name="ce3" office:value-type="float" office:value="7.118106" calcext:value-type="float">
            <text:p>7.118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2315" calcext:value-type="float">
            <text:p>23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266916" calcext:value-type="float">
            <text:p>0.2669</text:p>
          </table:table-cell>
          <table:table-cell table:style-name="ce3" office:value-type="float" office:value="0.352453" calcext:value-type="float">
            <text:p>0.3525</text:p>
          </table:table-cell>
          <table:table-cell table:style-name="ce3" office:value-type="float" office:value="0.353073" calcext:value-type="float">
            <text:p>0.3531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7321" calcext:value-type="float">
            <text:p>73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.029383" calcext:value-type="float">
            <text:p>4.0294</text:p>
          </table:table-cell>
          <table:table-cell table:style-name="ce3" office:value-type="float" office:value="7.352542" calcext:value-type="float">
            <text:p>7.3525</text:p>
          </table:table-cell>
          <table:table-cell table:style-name="ce3" office:value-type="float" office:value="7.841161" calcext:value-type="float">
            <text:p>7.8412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126" calcext:value-type="float">
            <text:p>31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77913" calcext:value-type="float">
            <text:p>0.2779</text:p>
          </table:table-cell>
          <table:table-cell table:style-name="ce3" office:value-type="float" office:value="0.359469" calcext:value-type="float">
            <text:p>0.3595</text:p>
          </table:table-cell>
          <table:table-cell table:style-name="ce3" office:value-type="float" office:value="0.360984" calcext:value-type="float">
            <text:p>0.3610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9885" calcext:value-type="float">
            <text:p>988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.044888" calcext:value-type="float">
            <text:p>4.0449</text:p>
          </table:table-cell>
          <table:table-cell table:style-name="ce3" office:value-type="float" office:value="6.24842" calcext:value-type="float">
            <text:p>6.2484</text:p>
          </table:table-cell>
          <table:table-cell table:style-name="ce3" office:value-type="float" office:value="7.323122" calcext:value-type="float">
            <text:p>7.323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817" calcext:value-type="float">
            <text:p>38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86874" calcext:value-type="float">
            <text:p>0.2869</text:p>
          </table:table-cell>
          <table:table-cell table:style-name="ce3" office:value-type="float" office:value="0.353043" calcext:value-type="float">
            <text:p>0.3530</text:p>
          </table:table-cell>
          <table:table-cell table:style-name="ce3" office:value-type="float" office:value="0.353844" calcext:value-type="float">
            <text:p>0.3538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12071" calcext:value-type="float">
            <text:p>120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.055596" calcext:value-type="float">
            <text:p>4.0556</text:p>
          </table:table-cell>
          <table:table-cell table:style-name="ce3" office:value-type="float" office:value="7.768049" calcext:value-type="float">
            <text:p>7.7680</text:p>
          </table:table-cell>
          <table:table-cell table:style-name="ce3" office:value-type="float" office:value="7.768087" calcext:value-type="float">
            <text:p>7.7681</text:p>
          </table:table-cell>
        </table:table-row>
        <table:table-row table:style-name="ro1" table:number-rows-repeated="25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rediction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 table:number-columns-repeated="5"/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A26]-[.C26])*[.B26])*8*2)/1000000" office:value-type="float" office:value="15620.750064" calcext:value-type="float">
            <text:p>15620.75</text:p>
          </table:table-cell>
          <table:table-cell table:style-name="ce3" table:formula="of:=[.C59]/[.B59]" office:value-type="float" office:value="0.255898136747678" calcext:value-type="float">
            <text:p>0.2559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B26]*[.C26])*8*2)/1000000" office:value-type="float" office:value="379.476" calcext:value-type="float">
            <text:p>379.48</text:p>
          </table:table-cell>
          <table:table-cell table:style-name="ce3" table:formula="of:=[.F59]/[.E59]" office:value-type="float" office:value="0.124903124149459" calcext:value-type="float">
            <text:p>0.12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M26]-[.O26])*[.N26])*8*2)/1000000" office:value-type="float" office:value="156206.4" calcext:value-type="float">
            <text:p>156206.40</text:p>
          </table:table-cell>
          <table:table-cell table:style-name="ce3" table:formula="of:=[.O59]/[.N59]" office:value-type="float" office:value="2.55896333686211" calcext:value-type="float">
            <text:p>2.5590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N26]*[.O26])*8*2)/1000000" office:value-type="float" office:value="3793.6" calcext:value-type="float">
            <text:p>3793.60</text:p>
          </table:table-cell>
          <table:table-cell table:style-name="ce3" table:formula="of:=[.R59]/[.Q59]" office:value-type="float" office:value="1.248649431778" calcext:value-type="float">
            <text:p>1.24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A27]-[.C27])*[.B27])*8*2)/1000000" office:value-type="float" office:value="15244.309872" calcext:value-type="float">
            <text:p>15244.31</text:p>
          </table:table-cell>
          <table:table-cell table:style-name="ce3" table:formula="of:=[.C60]/[.B60]" office:value-type="float" office:value="0.263916816690899" calcext:value-type="float">
            <text:p>0.2639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B27]*[.C27])*8*2)/1000000" office:value-type="float" office:value="755.916192" calcext:value-type="float">
            <text:p>755.92</text:p>
          </table:table-cell>
          <table:table-cell table:style-name="ce3" table:formula="of:=[.F60]/[.E60]" office:value-type="float" office:value="0.125416710579818" calcext:value-type="float">
            <text:p>0.125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M27]-[.O27])*[.N27])*8*2)/1000000" office:value-type="float" office:value="152441.6" calcext:value-type="float">
            <text:p>152441.60</text:p>
          </table:table-cell>
          <table:table-cell table:style-name="ce3" table:formula="of:=[.O60]/[.N60]" office:value-type="float" office:value="2.63914222034828" calcext:value-type="float">
            <text:p>2.6391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N27]*[.O27])*8*2)/1000000" office:value-type="float" office:value="7558.4" calcext:value-type="float">
            <text:p>7558.40</text:p>
          </table:table-cell>
          <table:table-cell table:style-name="ce3" table:formula="of:=[.R60]/[.Q60]" office:value-type="float" office:value="1.25404069297472" calcext:value-type="float">
            <text:p>1.25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A28]-[.C28])*[.B28])*8*2)/1000000" office:value-type="float" office:value="14828.910144" calcext:value-type="float">
            <text:p>14828.91</text:p>
          </table:table-cell>
          <table:table-cell table:style-name="ce3" table:formula="of:=[.C61]/[.B61]" office:value-type="float" office:value="0.2757989818902" calcext:value-type="float">
            <text:p>0.2758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B28]*[.C28])*8*2)/1000000" office:value-type="float" office:value="1171.31592" calcext:value-type="float">
            <text:p>1171.32</text:p>
          </table:table-cell>
          <table:table-cell table:style-name="ce3" table:formula="of:=[.F61]/[.E61]" office:value-type="float" office:value="0.126993561908491" calcext:value-type="float">
            <text:p>0.127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M28]-[.O28])*[.N28])*8*2)/1000000" office:value-type="float" office:value="148286.4" calcext:value-type="float">
            <text:p>148286.40</text:p>
          </table:table-cell>
          <table:table-cell table:style-name="ce3" table:formula="of:=[.O61]/[.N61]" office:value-type="float" office:value="2.75793957553318" calcext:value-type="float">
            <text:p>2.7579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N28]*[.O28])*8*2)/1000000" office:value-type="float" office:value="11713.6" calcext:value-type="float">
            <text:p>11713.60</text:p>
          </table:table-cell>
          <table:table-cell table:style-name="ce3" table:formula="of:=[.R61]/[.Q61]" office:value-type="float" office:value="1.26998341042893" calcext:value-type="float">
            <text:p>1.27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A29]-[.C29])*[.B29])*8*2)/1000000" office:value-type="float" office:value="14418.570096" calcext:value-type="float">
            <text:p>14418.57</text:p>
          </table:table-cell>
          <table:table-cell table:style-name="ce3" table:formula="of:=[.C62]/[.B62]" office:value-type="float" office:value="0.281295188036558" calcext:value-type="float">
            <text:p>0.2813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B29]*[.C29])*8*2)/1000000" office:value-type="float" office:value="1581.655968" calcext:value-type="float">
            <text:p>1581.66</text:p>
          </table:table-cell>
          <table:table-cell table:style-name="ce3" table:formula="of:=[.F62]/[.E62]" office:value-type="float" office:value="0.125225872622256" calcext:value-type="float">
            <text:p>0.12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M29]-[.O29])*[.N29])*8*2)/1000000" office:value-type="float" office:value="144184" calcext:value-type="float">
            <text:p>144184.00</text:p>
          </table:table-cell>
          <table:table-cell table:style-name="ce3" table:formula="of:=[.O62]/[.N62]" office:value-type="float" office:value="2.81291869594716" calcext:value-type="float">
            <text:p>2.812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N29]*[.O29])*8*2)/1000000" office:value-type="float" office:value="15816" calcext:value-type="float">
            <text:p>15816.00</text:p>
          </table:table-cell>
          <table:table-cell table:style-name="ce3" table:formula="of:=[.R62]/[.Q62]" office:value-type="float" office:value="1.25221441417379" calcext:value-type="float">
            <text:p>1.25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A30]-[.C30])*[.B30])*8*2)/1000000" office:value-type="float" office:value="14068.946208" calcext:value-type="float">
            <text:p>14068.95</text:p>
          </table:table-cell>
          <table:table-cell table:style-name="ce3" table:formula="of:=[.C63]/[.B63]" office:value-type="float" office:value="0.294508772166195" calcext:value-type="float">
            <text:p>0.2945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B30]*[.C30])*8*2)/1000000" office:value-type="float" office:value="1931.279856" calcext:value-type="float">
            <text:p>1931.28</text:p>
          </table:table-cell>
          <table:table-cell table:style-name="ce3" table:formula="of:=[.F63]/[.E63]" office:value-type="float" office:value="0.127037187233506" calcext:value-type="float">
            <text:p>0.127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M30]-[.O30])*[.N30])*8*2)/1000000" office:value-type="float" office:value="140686.4" calcext:value-type="float">
            <text:p>140686.40</text:p>
          </table:table-cell>
          <table:table-cell table:style-name="ce3" table:formula="of:=[.O63]/[.N63]" office:value-type="float" office:value="2.94502362237493" calcext:value-type="float">
            <text:p>2.9450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N30]*[.O30])*8*2)/1000000" office:value-type="float" office:value="19313.6" calcext:value-type="float">
            <text:p>19313.60</text:p>
          </table:table-cell>
          <table:table-cell table:style-name="ce3" table:formula="of:=[.R63]/[.Q63]" office:value-type="float" office:value="1.27042459006161" calcext:value-type="float">
            <text:p>1.2704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15"/>
        </table:table-row>
      </table:table>
      <table:table table:name="Second_test" table:style-name="ta1">
        <table:shapes>
          <draw:frame draw:z-index="0" draw:style-name="gr1" draw:text-style-name="P1" svg:width="6.2988in" svg:height="3.5429in" svg:x="0.7114in" svg:y="5.6449in">
            <draw:object draw:notify-on-update-of-ranges="Second_test.H26:Second_test.H30 Second_test.F26:Second_test.F30 Second_test.G26:Second_test.G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1.2803in" svg:y="5.6445in">
            <draw:object draw:notify-on-update-of-ranges="Second_test.T26:Second_test.T30 Second_test.R26:Second_test.R30 Second_test.S26:Second_test.S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12"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n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3]*[.B14]*(8/1000000)" office:value-type="float" office:value="8000.113032" calcext:value-type="float">
            <text:p>8,000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table:style-name="ce1" table:formula="of:=[.N13]*[.N14]*(8/1000000)" office:value-type="float" office:value="80000" calcext:value-type="float">
            <text:p>8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_rows</text:p>
          </table:table-cell>
          <table:table-cell table:number-columns-repeated="7"/>
          <table:table-cell office:value-type="string" calcext:value-type="string">
            <text:p>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_row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C17]*[.B15])/([.B17]+[.C17])" office:value-type="float" office:value="379.295604741697" calcext:value-type="float">
            <text:p>379.30</text:p>
          </table:table-cell>
          <table:table-cell table:style-name="ce4" table:formula="of:=([.D17]*1000000)/([.B14]*2*8)" office:value-type="float" office:value="749.643465084151" calcext:value-type="float">
            <text:p>7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O17]*[.N15])/([.N17]+[.O17])" office:value-type="float" office:value="3792.90245749815" calcext:value-type="float">
            <text:p>3792.90</text:p>
          </table:table-cell>
          <table:table-cell table:style-name="ce4" table:formula="of:=([.P17]*1000000)/([.N14]*2*8)" office:value-type="float" office:value="2370.56403593635" calcext:value-type="float">
            <text:p>23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C18]*[.B15])/([.B18]+[.C18])" office:value-type="float" office:value="755.90694449258" calcext:value-type="float">
            <text:p>755.91</text:p>
          </table:table-cell>
          <table:table-cell table:style-name="ce4" table:formula="of:=([.D18]*1000000)/([.B14]*2*8)" office:value-type="float" office:value="1493.98172313779" calcext:value-type="float">
            <text:p>149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O18]*[.N15])/([.N18]+[.O18])" office:value-type="float" office:value="7558.9626443426" calcext:value-type="float">
            <text:p>7558.96</text:p>
          </table:table-cell>
          <table:table-cell table:style-name="ce4" table:formula="of:=([.P18]*1000000)/([.N14]*2*8)" office:value-type="float" office:value="4724.35165271413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C19]*[.B15])/([.B19]+[.C19])" office:value-type="float" office:value="1171.42166360178" calcext:value-type="float">
            <text:p>1171.42</text:p>
          </table:table-cell>
          <table:table-cell table:style-name="ce4" table:formula="of:=([.D19]*1000000)/([.B14]*2*8)" office:value-type="float" office:value="2315.20899266708" calcext:value-type="float">
            <text:p>231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O19]*[.N15])/([.N19]+[.O19])" office:value-type="float" office:value="11714.0511281894" calcext:value-type="float">
            <text:p>11714.05</text:p>
          </table:table-cell>
          <table:table-cell table:style-name="ce4" table:formula="of:=([.P19]*1000000)/([.N14]*2*8)" office:value-type="float" office:value="7321.28195511835" calcext:value-type="float">
            <text:p>73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C20]*[.B15])/([.B20]+[.C20])" office:value-type="float" office:value="1581.58784122819" calcext:value-type="float">
            <text:p>1581.59</text:p>
          </table:table-cell>
          <table:table-cell table:style-name="ce4" table:formula="of:=([.D20]*1000000)/([.B14]*2*8)" office:value-type="float" office:value="3125.86535359586" calcext:value-type="float">
            <text:p>312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O20]*[.N15])/([.N20]+[.O20])" office:value-type="float" office:value="15815.6549528931" calcext:value-type="float">
            <text:p>15815.65</text:p>
          </table:table-cell>
          <table:table-cell table:style-name="ce4" table:formula="of:=([.P20]*1000000)/([.N14]*2*8)" office:value-type="float" office:value="9884.78434555817" calcext:value-type="float">
            <text:p>98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C21]*[.B15])/([.B21]+[.C21])" office:value-type="float" office:value="1931.31695069166" calcext:value-type="float">
            <text:p>1931.32</text:p>
          </table:table-cell>
          <table:table-cell table:style-name="ce4" table:formula="of:=([.D21]*1000000)/([.B14]*2*8)" office:value-type="float" office:value="3817.07331430379" calcext:value-type="float">
            <text:p>381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O21]*[.N15])/([.N21]+[.O21])" office:value-type="float" office:value="19312.896635" calcext:value-type="float">
            <text:p>19312.90</text:p>
          </table:table-cell>
          <table:table-cell table:style-name="ce4" table:formula="of:=([.P21]*1000000)/([.N14]*2*8)" office:value-type="float" office:value="12070.560396875" calcext:value-type="float">
            <text:p>1207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C22]*[.B15])/([.B22]+[.C22])" office:value-type="float" office:value="2401.1128694471" calcext:value-type="float">
            <text:p>2401.11</text:p>
          </table:table-cell>
          <table:table-cell table:style-name="ce4" table:formula="of:=([.D22]*1000000)/([.B14]*2*8)" office:value-type="float" office:value="4745.58246657319" calcext:value-type="float">
            <text:p>474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O22]*[.N15])/([.N22]+[.O22])" office:value-type="float" office:value="24010.789446027" calcext:value-type="float">
            <text:p>24010.79</text:p>
          </table:table-cell>
          <table:table-cell table:style-name="ce4" table:formula="of:=([.P22]*1000000)/([.N14]*2*8)" office:value-type="float" office:value="15006.7434037669" calcext:value-type="float">
            <text:p>1500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3"/>
          <table:table-cell table:style-name="ce4"/>
          <table:table-cell table:number-columns-repeated="8"/>
          <table:table-cell table:style-name="ce2"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_array_length</text:p>
          </table:table-cell>
          <table:table-cell office:value-type="string" calcext:value-type="string">
            <text:p>dram_threads</text:p>
          </table:table-cell>
          <table:table-cell office:value-type="string" calcext:value-type="string">
            <text:p>nvdimm_threads</text:p>
          </table:table-cell>
          <table:table-cell office:value-type="string" calcext:value-type="string">
            <text:p>dram_max_average</text:p>
          </table:table-cell>
          <table:table-cell office:value-type="string" calcext:value-type="string">
            <text:p>nvdimm_max_average</text:p>
          </table:table-cell>
          <table:table-cell office:value-type="string" calcext:value-type="string">
            <text:p>total_max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269548" calcext:value-type="float">
            <text:p>0.2695</text:p>
          </table:table-cell>
          <table:table-cell table:style-name="ce3" office:value-type="float" office:value="0.31213" calcext:value-type="float">
            <text:p>0.3121</text:p>
          </table:table-cell>
          <table:table-cell table:style-name="ce3" office:value-type="float" office:value="0.313818" calcext:value-type="float">
            <text:p>0.3138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2371" calcext:value-type="float">
            <text:p>23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13187" calcext:value-type="float">
            <text:p>4.1319</text:p>
          </table:table-cell>
          <table:table-cell table:style-name="ce3" office:value-type="float" office:value="4.873485" calcext:value-type="float">
            <text:p>4.8735</text:p>
          </table:table-cell>
          <table:table-cell table:style-name="ce3" office:value-type="float" office:value="4.988899" calcext:value-type="float">
            <text:p>4.9889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1494" calcext:value-type="float">
            <text:p>149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72378" calcext:value-type="float">
            <text:p>0.2724</text:p>
          </table:table-cell>
          <table:table-cell table:style-name="ce3" office:value-type="float" office:value="0.31149" calcext:value-type="float">
            <text:p>0.3115</text:p>
          </table:table-cell>
          <table:table-cell table:style-name="ce3" office:value-type="float" office:value="0.31348" calcext:value-type="float">
            <text:p>0.3135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4724" calcext:value-type="float">
            <text:p>47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.086427" calcext:value-type="float">
            <text:p>4.0864</text:p>
          </table:table-cell>
          <table:table-cell table:style-name="ce3" office:value-type="float" office:value="5.085858" calcext:value-type="float">
            <text:p>5.0859</text:p>
          </table:table-cell>
          <table:table-cell table:style-name="ce3" office:value-type="float" office:value="6.084099" calcext:value-type="float">
            <text:p>6.084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2315" calcext:value-type="float">
            <text:p>23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272991" calcext:value-type="float">
            <text:p>0.2730</text:p>
          </table:table-cell>
          <table:table-cell table:style-name="ce3" office:value-type="float" office:value="0.318591" calcext:value-type="float">
            <text:p>0.3186</text:p>
          </table:table-cell>
          <table:table-cell table:style-name="ce3" office:value-type="float" office:value="0.319571" calcext:value-type="float">
            <text:p>0.3196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7321" calcext:value-type="float">
            <text:p>73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.007871" calcext:value-type="float">
            <text:p>4.0079</text:p>
          </table:table-cell>
          <table:table-cell table:style-name="ce3" office:value-type="float" office:value="5.531837" calcext:value-type="float">
            <text:p>5.5318</text:p>
          </table:table-cell>
          <table:table-cell table:style-name="ce3" office:value-type="float" office:value="6.695398" calcext:value-type="float">
            <text:p>6.6954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126" calcext:value-type="float">
            <text:p>31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96515" calcext:value-type="float">
            <text:p>0.2965</text:p>
          </table:table-cell>
          <table:table-cell table:style-name="ce3" office:value-type="float" office:value="0.325826" calcext:value-type="float">
            <text:p>0.3258</text:p>
          </table:table-cell>
          <table:table-cell table:style-name="ce3" office:value-type="float" office:value="0.336701" calcext:value-type="float">
            <text:p>0.3367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9885" calcext:value-type="float">
            <text:p>988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.145042" calcext:value-type="float">
            <text:p>4.1450</text:p>
          </table:table-cell>
          <table:table-cell table:style-name="ce3" office:value-type="float" office:value="5.78292" calcext:value-type="float">
            <text:p>5.7829</text:p>
          </table:table-cell>
          <table:table-cell table:style-name="ce3" office:value-type="float" office:value="6.533559" calcext:value-type="float">
            <text:p>6.5336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817" calcext:value-type="float">
            <text:p>38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99815" calcext:value-type="float">
            <text:p>0.2998</text:p>
          </table:table-cell>
          <table:table-cell table:style-name="ce3" office:value-type="float" office:value="0.319599" calcext:value-type="float">
            <text:p>0.3196</text:p>
          </table:table-cell>
          <table:table-cell table:style-name="ce3" office:value-type="float" office:value="0.320506" calcext:value-type="float">
            <text:p>0.3205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12071" calcext:value-type="float">
            <text:p>120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.356862" calcext:value-type="float">
            <text:p>4.3569</text:p>
          </table:table-cell>
          <table:table-cell table:style-name="ce3" office:value-type="float" office:value="6.066622" calcext:value-type="float">
            <text:p>6.0666</text:p>
          </table:table-cell>
          <table:table-cell table:style-name="ce3" office:value-type="float" office:value="6.723337" calcext:value-type="float">
            <text:p>6.7233</text:p>
          </table:table-cell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9"/>
          <table:table-cell table:style-name="ce3" table:number-columns-repeated="3"/>
        </table:table-row>
        <table:table-row table:style-name="ro1" table:number-rows-repeated="25">
          <table:table-cell table:number-columns-repeated="20"/>
        </table:table-row>
        <table:table-row table:style-name="ro1">
          <table:table-cell office:value-type="string" calcext:value-type="string">
            <text:p>Prediction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 table:number-columns-repeated="5"/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A26]-[.C26])*[.B26])*8*2)/1000000" office:value-type="float" office:value="15620.750064" calcext:value-type="float">
            <text:p>15620.75</text:p>
          </table:table-cell>
          <table:table-cell table:style-name="ce3" table:formula="of:=[.C59]/[.B59]" office:value-type="float" office:value="0.255898136747678" calcext:value-type="float">
            <text:p>0.2559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B26]*[.C26])*8*2)/1000000" office:value-type="float" office:value="379.476" calcext:value-type="float">
            <text:p>379.48</text:p>
          </table:table-cell>
          <table:table-cell table:style-name="ce3" table:formula="of:=[.F59]/[.E59]" office:value-type="float" office:value="0.124903124149459" calcext:value-type="float">
            <text:p>0.12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M26]-[.O26])*[.N26])*8*2)/1000000" office:value-type="float" office:value="156206.4" calcext:value-type="float">
            <text:p>156206.40</text:p>
          </table:table-cell>
          <table:table-cell table:style-name="ce3" table:formula="of:=(([.O59]/2)*3)/[.N59]" office:value-type="float" office:value="3.83844500529317" calcext:value-type="float">
            <text:p>3.83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N26]*[.O26])*8*2)/1000000" office:value-type="float" office:value="3793.6" calcext:value-type="float">
            <text:p>3793.60</text:p>
          </table:table-cell>
          <table:table-cell table:style-name="ce3" table:formula="of:=(([.R59]/2)*3)/[.Q59]" office:value-type="float" office:value="1.872974147667" calcext:value-type="float">
            <text:p>1.87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A27]-[.C27])*[.B27])*8*2)/1000000" office:value-type="float" office:value="15244.309872" calcext:value-type="float">
            <text:p>15244.31</text:p>
          </table:table-cell>
          <table:table-cell table:style-name="ce3" table:formula="of:=[.C60]/[.B60]" office:value-type="float" office:value="0.263916816690899" calcext:value-type="float">
            <text:p>0.2639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B27]*[.C27])*8*2)/1000000" office:value-type="float" office:value="755.916192" calcext:value-type="float">
            <text:p>755.92</text:p>
          </table:table-cell>
          <table:table-cell table:style-name="ce3" table:formula="of:=[.F60]/[.E60]" office:value-type="float" office:value="0.125416710579818" calcext:value-type="float">
            <text:p>0.125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M27]-[.O27])*[.N27])*8*2)/1000000" office:value-type="float" office:value="152441.6" calcext:value-type="float">
            <text:p>152441.60</text:p>
          </table:table-cell>
          <table:table-cell table:style-name="ce3" table:formula="of:=(([.O60]/2)*3)/[.N60]" office:value-type="float" office:value="3.95871333052243" calcext:value-type="float">
            <text:p>3.9587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N27]*[.O27])*8*2)/1000000" office:value-type="float" office:value="7558.4" calcext:value-type="float">
            <text:p>7558.40</text:p>
          </table:table-cell>
          <table:table-cell table:style-name="ce3" table:formula="of:=(([.R60]/2)*3)/[.Q60]" office:value-type="float" office:value="1.88106103946209" calcext:value-type="float">
            <text:p>1.88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A28]-[.C28])*[.B28])*8*2)/1000000" office:value-type="float" office:value="14828.910144" calcext:value-type="float">
            <text:p>14828.91</text:p>
          </table:table-cell>
          <table:table-cell table:style-name="ce3" table:formula="of:=[.C61]/[.B61]" office:value-type="float" office:value="0.2757989818902" calcext:value-type="float">
            <text:p>0.2758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B28]*[.C28])*8*2)/1000000" office:value-type="float" office:value="1171.31592" calcext:value-type="float">
            <text:p>1171.32</text:p>
          </table:table-cell>
          <table:table-cell table:style-name="ce3" table:formula="of:=[.F61]/[.E61]" office:value-type="float" office:value="0.126993561908491" calcext:value-type="float">
            <text:p>0.127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M28]-[.O28])*[.N28])*8*2)/1000000" office:value-type="float" office:value="148286.4" calcext:value-type="float">
            <text:p>148286.40</text:p>
          </table:table-cell>
          <table:table-cell table:style-name="ce3" table:formula="of:=(([.O61]/2)*3)/[.N61]" office:value-type="float" office:value="4.13690936329977" calcext:value-type="float">
            <text:p>4.1369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N28]*[.O28])*8*2)/1000000" office:value-type="float" office:value="11713.6" calcext:value-type="float">
            <text:p>11713.60</text:p>
          </table:table-cell>
          <table:table-cell table:style-name="ce3" table:formula="of:=(([.R61]/2)*3)/[.Q61]" office:value-type="float" office:value="1.90497511564339" calcext:value-type="float">
            <text:p>1.90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A29]-[.C29])*[.B29])*8*2)/1000000" office:value-type="float" office:value="14418.570096" calcext:value-type="float">
            <text:p>14418.57</text:p>
          </table:table-cell>
          <table:table-cell table:style-name="ce3" table:formula="of:=[.C62]/[.B62]" office:value-type="float" office:value="0.281295188036558" calcext:value-type="float">
            <text:p>0.2813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B29]*[.C29])*8*2)/1000000" office:value-type="float" office:value="1581.655968" calcext:value-type="float">
            <text:p>1581.66</text:p>
          </table:table-cell>
          <table:table-cell table:style-name="ce3" table:formula="of:=[.F62]/[.E62]" office:value-type="float" office:value="0.125225872622256" calcext:value-type="float">
            <text:p>0.12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M29]-[.O29])*[.N29])*8*2)/1000000" office:value-type="float" office:value="144184" calcext:value-type="float">
            <text:p>144184.00</text:p>
          </table:table-cell>
          <table:table-cell table:style-name="ce3" table:formula="of:=(([.O62]/2)*3)/[.N62]" office:value-type="float" office:value="4.21937804392074" calcext:value-type="float">
            <text:p>4.2194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N29]*[.O29])*8*2)/1000000" office:value-type="float" office:value="15816" calcext:value-type="float">
            <text:p>15816.00</text:p>
          </table:table-cell>
          <table:table-cell table:style-name="ce3" table:formula="of:=(([.R62]/2)*3)/[.Q62]" office:value-type="float" office:value="1.87832162126068" calcext:value-type="float">
            <text:p>1.878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A30]-[.C30])*[.B30])*8*2)/1000000" office:value-type="float" office:value="14068.946208" calcext:value-type="float">
            <text:p>14068.95</text:p>
          </table:table-cell>
          <table:table-cell table:style-name="ce3" table:formula="of:=[.C63]/[.B63]" office:value-type="float" office:value="0.294508772166195" calcext:value-type="float">
            <text:p>0.2945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B30]*[.C30])*8*2)/1000000" office:value-type="float" office:value="1931.279856" calcext:value-type="float">
            <text:p>1931.28</text:p>
          </table:table-cell>
          <table:table-cell table:style-name="ce3" table:formula="of:=[.F63]/[.E63]" office:value-type="float" office:value="0.127037187233506" calcext:value-type="float">
            <text:p>0.127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M30]-[.O30])*[.N30])*8*2)/1000000" office:value-type="float" office:value="140686.4" calcext:value-type="float">
            <text:p>140686.40</text:p>
          </table:table-cell>
          <table:table-cell table:style-name="ce3" table:formula="of:=(([.O63]/2)*3)/[.N63]" office:value-type="float" office:value="4.4175354335624" calcext:value-type="float">
            <text:p>4.4175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N30]*[.O30])*8*2)/1000000" office:value-type="float" office:value="19313.6" calcext:value-type="float">
            <text:p>19313.60</text:p>
          </table:table-cell>
          <table:table-cell table:style-name="ce3" table:formula="of:=(([.R63]/2)*3)/[.Q63]" office:value-type="float" office:value="1.90563688509242" calcext:value-type="float">
            <text:p>1.90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1:13:48.611217838</meta:creation-date>
    <dc:date>2021-11-09T10:44:27.110362796</dc:date>
    <meta:editing-duration>PT8H49M10S</meta:editing-duration>
    <meta:editing-cycles>13</meta:editing-cycles>
    <meta:generator>LibreOffice/7.0.6.2$Linux_X86_64 LibreOffice_project/00$Build-2</meta:generator>
    <meta:document-statistic meta:table-count="2" meta:cell-count="52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First version, 16 GB</text:p>
        </chart:title>
        <chart:subtitle svg:x="6.157cm" svg:y="1.275cm" chart:style-name="ch3">
          <text:p>m=31,623, n=31,623</text:p>
        </chart:subtitle>
        <chart:legend chart:legend-position="end" svg:x="13.737cm" svg:y="3.703cm" style:legend-expansion="high" chart:style-name="ch4"/>
        <chart:plot-area chart:style-name="ch5" table:cell-range-address="First_test.F26:First_test.H30" chart:data-source-has-labels="row" svg:x="1.331cm" svg:y="2.138cm" svg:width="12.086cm" svg:height="5.701cm">
          <chart:coordinate-region svg:x="2.243cm" svg:y="2.337cm" svg:width="11.174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First_test.H26:First_test.H30" loext:label-string="total_time" chart:class="chart:bar">
            <chart:data-point chart:repeated="5"/>
          </chart:series>
          <chart:series chart:style-name="ch12" chart:values-cell-range-address="First_test.F26:First_test.F30" loext:label-string="dram" chart:class="chart:bar">
            <chart:data-point chart:repeated="5"/>
          </chart:series>
          <chart:series chart:style-name="ch13" chart:values-cell-range-address="First_test.G26:First_test.G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3895">
                <text:p>0.343895</text:p>
                <draw:g>
                  <svg:desc>First_test.H26:First_test.H30</svg:desc>
                </draw:g>
              </table:table-cell>
              <table:table-cell office:value-type="float" office:value="0.271279">
                <text:p>0.271279</text:p>
                <draw:g>
                  <svg:desc>First_test.F26:First_test.F30</svg:desc>
                </draw:g>
              </table:table-cell>
              <table:table-cell office:value-type="float" office:value="0.342802">
                <text:p>0.342802</text:p>
                <draw:g>
                  <svg:desc>First_test.G26:First_test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27">
                <text:p>0.3427</text:p>
              </table:table-cell>
              <table:table-cell office:value-type="float" office:value="0.260647">
                <text:p>0.260647</text:p>
              </table:table-cell>
              <table:table-cell office:value-type="float" office:value="0.342036">
                <text:p>0.342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3073">
                <text:p>0.353073</text:p>
              </table:table-cell>
              <table:table-cell office:value-type="float" office:value="0.266916">
                <text:p>0.266916</text:p>
              </table:table-cell>
              <table:table-cell office:value-type="float" office:value="0.352453">
                <text:p>0.352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0984">
                <text:p>0.360984</text:p>
              </table:table-cell>
              <table:table-cell office:value-type="float" office:value="0.277913">
                <text:p>0.277913</text:p>
              </table:table-cell>
              <table:table-cell office:value-type="float" office:value="0.359469">
                <text:p>0.359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44">
                <text:p>0.353844</text:p>
              </table:table-cell>
              <table:table-cell office:value-type="float" office:value="0.286874">
                <text:p>0.286874</text:p>
              </table:table-cell>
              <table:table-cell office:value-type="float" office:value="0.353043">
                <text:p>0.353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First version, 80 GB</text:p>
        </chart:title>
        <chart:subtitle svg:x="5.945cm" svg:y="1.275cm" chart:style-name="ch3">
          <text:p>m=100,000, n=100,000</text:p>
        </chart:subtitle>
        <chart:legend chart:legend-position="end" svg:x="13.737cm" svg:y="3.703cm" style:legend-expansion="high" chart:style-name="ch4"/>
        <chart:plot-area chart:style-name="ch5" table:cell-range-address="First_test.R26:First_test.T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First_test.T26:First_test.T30" loext:label-string="total_time" chart:class="chart:bar">
            <chart:data-point chart:repeated="5"/>
          </chart:series>
          <chart:series chart:style-name="ch12" chart:values-cell-range-address="First_test.R26:First_test.R30" loext:label-string="dram" chart:class="chart:bar">
            <chart:data-point chart:repeated="5"/>
          </chart:series>
          <chart:series chart:style-name="ch13" chart:values-cell-range-address="First_test.S26:First_test.S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12385">
                <text:p>6.112385</text:p>
                <draw:g>
                  <svg:desc>First_test.T26:First_test.T30</svg:desc>
                </draw:g>
              </table:table-cell>
              <table:table-cell office:value-type="float" office:value="3.74226">
                <text:p>3.74226</text:p>
                <draw:g>
                  <svg:desc>First_test.R26:First_test.R30</svg:desc>
                </draw:g>
              </table:table-cell>
              <table:table-cell office:value-type="float" office:value="4.416618">
                <text:p>4.416618</text:p>
                <draw:g>
                  <svg:desc>First_test.S26:First_test.S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18106">
                <text:p>7.118106</text:p>
              </table:table-cell>
              <table:table-cell office:value-type="float" office:value="4.006128">
                <text:p>4.006128</text:p>
              </table:table-cell>
              <table:table-cell office:value-type="float" office:value="5.079879">
                <text:p>5.079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41161">
                <text:p>7.841161</text:p>
              </table:table-cell>
              <table:table-cell office:value-type="float" office:value="4.029383">
                <text:p>4.029383</text:p>
              </table:table-cell>
              <table:table-cell office:value-type="float" office:value="7.352542">
                <text:p>7.352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323122">
                <text:p>7.323122</text:p>
              </table:table-cell>
              <table:table-cell office:value-type="float" office:value="4.044888">
                <text:p>4.044888</text:p>
              </table:table-cell>
              <table:table-cell office:value-type="float" office:value="6.24842">
                <text:p>6.24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68087">
                <text:p>7.768087</text:p>
              </table:table-cell>
              <table:table-cell office:value-type="float" office:value="4.055596">
                <text:p>4.055596</text:p>
              </table:table-cell>
              <table:table-cell office:value-type="float" office:value="7.768049">
                <text:p>7.768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28cm" svg:y="0.316cm" chart:style-name="ch2">
          <text:p>Second version, 16 GB</text:p>
        </chart:title>
        <chart:subtitle svg:x="6.157cm" svg:y="1.275cm" chart:style-name="ch3">
          <text:p>m=31,623, n=31,623</text:p>
        </chart:subtitle>
        <chart:legend chart:legend-position="end" svg:x="13.737cm" svg:y="3.703cm" style:legend-expansion="high" chart:style-name="ch4"/>
        <chart:plot-area chart:style-name="ch5" table:cell-range-address="Second_test.F26:Second_test.H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Second_test.H26:Second_test.H30" loext:label-string="total_time" chart:class="chart:bar">
            <chart:data-point chart:repeated="5"/>
          </chart:series>
          <chart:series chart:style-name="ch12" chart:values-cell-range-address="Second_test.F26:Second_test.F30" loext:label-string="dram" chart:class="chart:bar">
            <chart:data-point chart:repeated="5"/>
          </chart:series>
          <chart:series chart:style-name="ch13" chart:values-cell-range-address="Second_test.G26:Second_test.G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3818">
                <text:p>0.313818</text:p>
                <draw:g>
                  <svg:desc>Second_test.H26:Second_test.H30</svg:desc>
                </draw:g>
              </table:table-cell>
              <table:table-cell office:value-type="float" office:value="0.269548">
                <text:p>0.269548</text:p>
                <draw:g>
                  <svg:desc>Second_test.F26:Second_test.F30</svg:desc>
                </draw:g>
              </table:table-cell>
              <table:table-cell office:value-type="float" office:value="0.31213">
                <text:p>0.31213</text:p>
                <draw:g>
                  <svg:desc>Second_test.G26:Second_test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348">
                <text:p>0.31348</text:p>
              </table:table-cell>
              <table:table-cell office:value-type="float" office:value="0.272378">
                <text:p>0.272378</text:p>
              </table:table-cell>
              <table:table-cell office:value-type="float" office:value="0.31149">
                <text:p>0.31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9571">
                <text:p>0.319571</text:p>
              </table:table-cell>
              <table:table-cell office:value-type="float" office:value="0.272991">
                <text:p>0.272991</text:p>
              </table:table-cell>
              <table:table-cell office:value-type="float" office:value="0.318591">
                <text:p>0.318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701">
                <text:p>0.336701</text:p>
              </table:table-cell>
              <table:table-cell office:value-type="float" office:value="0.296515">
                <text:p>0.296515</text:p>
              </table:table-cell>
              <table:table-cell office:value-type="float" office:value="0.325826">
                <text:p>0.325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0506">
                <text:p>0.320506</text:p>
              </table:table-cell>
              <table:table-cell office:value-type="float" office:value="0.299815">
                <text:p>0.299815</text:p>
              </table:table-cell>
              <table:table-cell office:value-type="float" office:value="0.319599">
                <text:p>0.319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28cm" svg:y="0.316cm" chart:style-name="ch2">
          <text:p>Second version, 80 GB</text:p>
        </chart:title>
        <chart:subtitle svg:x="5.945cm" svg:y="1.275cm" chart:style-name="ch3">
          <text:p>m=100,000, n=100,000</text:p>
        </chart:subtitle>
        <chart:legend chart:legend-position="end" svg:x="13.737cm" svg:y="3.703cm" style:legend-expansion="high" chart:style-name="ch4"/>
        <chart:plot-area chart:style-name="ch5" table:cell-range-address="Second_test.R26:Second_test.T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Second_test.T26:Second_test.T30" loext:label-string="total_time" chart:class="chart:bar">
            <chart:data-point chart:repeated="5"/>
          </chart:series>
          <chart:series chart:style-name="ch12" chart:values-cell-range-address="Second_test.R26:Second_test.R30" loext:label-string="dram" chart:class="chart:bar">
            <chart:data-point chart:repeated="5"/>
          </chart:series>
          <chart:series chart:style-name="ch13" chart:values-cell-range-address="Second_test.S26:Second_test.S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88899">
                <text:p>4.988899</text:p>
                <draw:g>
                  <svg:desc>Second_test.T26:Second_test.T30</svg:desc>
                </draw:g>
              </table:table-cell>
              <table:table-cell office:value-type="float" office:value="4.13187">
                <text:p>4.13187</text:p>
                <draw:g>
                  <svg:desc>Second_test.R26:Second_test.R30</svg:desc>
                </draw:g>
              </table:table-cell>
              <table:table-cell office:value-type="float" office:value="4.873485">
                <text:p>4.873485</text:p>
                <draw:g>
                  <svg:desc>Second_test.S26:Second_test.S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84099">
                <text:p>6.084099</text:p>
              </table:table-cell>
              <table:table-cell office:value-type="float" office:value="4.086427">
                <text:p>4.086427</text:p>
              </table:table-cell>
              <table:table-cell office:value-type="float" office:value="5.085858">
                <text:p>5.085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95398">
                <text:p>6.695398</text:p>
              </table:table-cell>
              <table:table-cell office:value-type="float" office:value="4.007871">
                <text:p>4.007871</text:p>
              </table:table-cell>
              <table:table-cell office:value-type="float" office:value="5.531837">
                <text:p>5.531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33559">
                <text:p>6.533559</text:p>
              </table:table-cell>
              <table:table-cell office:value-type="float" office:value="4.145042">
                <text:p>4.145042</text:p>
              </table:table-cell>
              <table:table-cell office:value-type="float" office:value="5.78292">
                <text:p>5.78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23337">
                <text:p>6.723337</text:p>
              </table:table-cell>
              <table:table-cell office:value-type="float" office:value="4.356862">
                <text:p>4.356862</text:p>
              </table:table-cell>
              <table:table-cell office:value-type="float" office:value="6.066622">
                <text:p>6.0666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